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5cm" fo:min-width="0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5cm" svg:stroke-color="#168253" draw:marker-start-width="0.95cm" draw:marker-end-width="0.95cm" draw:fill="solid" draw:fill-color="#dee6ef" draw:textarea-horizontal-align="justify" draw:textarea-vertical-align="middle" draw:auto-grow-height="false" fo:min-height="1.25cm" fo:min-width="1cm" fo:padding-top="0.375cm" fo:padding-bottom="0.375cm" fo:padding-left="0.5cm" fo:padding-right="0.5cm" loext:decorative="false"/>
    </style:style>
    <style:style style:name="gr8" style:family="graphic" style:parent-style-name="objectwithoutfill">
      <style:graphic-properties svg:stroke-width="0.5cm" svg:stroke-color="#168253" draw:marker-start-width="0.95cm" draw:marker-end-width="0.95cm" draw:fill="none" draw:textarea-vertical-align="middle" fo:padding-top="0.375cm" fo:padding-bottom="0.375cm" fo:padding-left="0.5cm" fo:padding-right="0.5cm" loext:decorative="false"/>
    </style:style>
    <style:style style:name="gr9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0.999cm" svg:height="15.999cm" svg:x="2cm" svg:y="6cm" svg:viewBox="0 0 11000 16000" draw:points="0,16000 0,0 11000,0 11000,16000">
            <text:p/>
          </draw:polygon>
          <draw:line draw:style-name="gr3" draw:text-style-name="P2" draw:layer="layout" svg:x1="4cm" svg:y1="9cm" svg:x2="11cm" svg:y2="9cm">
            <text:p/>
          </draw:line>
          <draw:line draw:style-name="gr4" draw:text-style-name="P2" draw:layer="layout" svg:x1="4cm" svg:y1="9cm" svg:x2="11cm" svg:y2="9cm">
            <text:p/>
          </draw:line>
          <draw:line draw:style-name="gr4" draw:text-style-name="P2" draw:layer="layout" svg:x1="4cm" svg:y1="11cm" svg:x2="11cm" svg:y2="11cm">
            <text:p/>
          </draw:line>
          <draw:line draw:style-name="gr4" draw:text-style-name="P2" draw:layer="layout" svg:x1="4cm" svg:y1="13cm" svg:x2="11cm" svg:y2="13cm">
            <text:p/>
          </draw:line>
          <draw:line draw:style-name="gr4" draw:text-style-name="P2" draw:layer="layout" svg:x1="4cm" svg:y1="15cm" svg:x2="11cm" svg:y2="15cm">
            <text:p/>
          </draw:line>
          <draw:line draw:style-name="gr4" draw:text-style-name="P2" draw:layer="layout" svg:x1="4cm" svg:y1="17cm" svg:x2="11cm" svg:y2="17cm">
            <text:p/>
          </draw:line>
          <draw:line draw:style-name="gr4" draw:text-style-name="P2" draw:layer="layout" svg:x1="4cm" svg:y1="19cm" svg:x2="11cm" svg:y2="19cm">
            <text:p/>
          </draw:line>
          <draw:line draw:style-name="gr4" draw:text-style-name="P2" draw:layer="layout" svg:x1="4cm" svg:y1="13cm" svg:x2="11cm" svg:y2="13cm">
            <text:p/>
          </draw:line>
          <draw:polygon draw:style-name="gr2" draw:text-style-name="P1" draw:layer="layout" svg:width="10.999cm" svg:height="15.999cm" svg:x="2cm" svg:y="6cm" svg:viewBox="0 0 11000 16000" draw:points="0,16000 0,0 11000,0 11000,16000">
            <text:p/>
          </draw:polygon>
          <draw:line draw:style-name="gr4" draw:text-style-name="P2" draw:layer="layout" svg:x1="4cm" svg:y1="11cm" svg:x2="11cm" svg:y2="11cm">
            <text:p/>
          </draw:line>
          <draw:line draw:style-name="gr4" draw:text-style-name="P2" draw:layer="layout" svg:x1="4cm" svg:y1="13cm" svg:x2="11cm" svg:y2="13cm">
            <text:p/>
          </draw:line>
          <draw:line draw:style-name="gr4" draw:text-style-name="P2" draw:layer="layout" svg:x1="4cm" svg:y1="15cm" svg:x2="11cm" svg:y2="15cm">
            <text:p/>
          </draw:line>
          <draw:line draw:style-name="gr4" draw:text-style-name="P2" draw:layer="layout" svg:x1="4cm" svg:y1="17cm" svg:x2="11cm" svg:y2="17cm">
            <text:p/>
          </draw:line>
          <draw:line draw:style-name="gr4" draw:text-style-name="P2" draw:layer="layout" svg:x1="4cm" svg:y1="13cm" svg:x2="11cm" svg:y2="13cm">
            <text:p/>
          </draw:line>
          <draw:frame draw:style-name="gr5" draw:text-style-name="P3" draw:layer="layout" svg:width="0.972cm" svg:height="3.405cm" svg:x="3.5cm" svg:y="6.5cm">
            <draw:text-box>
              <text:p><text:span text:style-name="T1">{</text:span></text:p>
            </draw:text-box>
          </draw:frame>
          <draw:frame draw:style-name="gr5" draw:text-style-name="P3" draw:layer="layout" svg:width="0.972cm" svg:height="3.405cm" svg:x="3.528cm" svg:y="17.745cm">
            <draw:text-box>
              <text:p><text:span text:style-name="T1">}</text:span></text:p>
            </draw:text-box>
          </draw:frame>
        </draw:g>
        <draw:g draw:style-name="gr6">
          <draw:polygon draw:style-name="gr2" draw:text-style-name="P1" draw:layer="layout" svg:width="10.999cm" svg:height="15.999cm" svg:x="8cm" svg:y="7.75cm" svg:viewBox="0 0 11000 16000" draw:points="0,16000 0,0 11000,0 11000,16000">
            <text:p/>
          </draw:polygon>
          <draw:line draw:style-name="gr3" draw:text-style-name="P2" draw:layer="layout" svg:x1="10cm" svg:y1="10.75cm" svg:x2="17cm" svg:y2="10.75cm">
            <text:p/>
          </draw:line>
          <draw:line draw:style-name="gr4" draw:text-style-name="P2" draw:layer="layout" svg:x1="10cm" svg:y1="10.75cm" svg:x2="17cm" svg:y2="10.75cm">
            <text:p/>
          </draw:line>
          <draw:line draw:style-name="gr4" draw:text-style-name="P2" draw:layer="layout" svg:x1="10cm" svg:y1="12.75cm" svg:x2="17cm" svg:y2="12.75cm">
            <text:p/>
          </draw:line>
          <draw:line draw:style-name="gr4" draw:text-style-name="P2" draw:layer="layout" svg:x1="10cm" svg:y1="14.75cm" svg:x2="17cm" svg:y2="14.75cm">
            <text:p/>
          </draw:line>
          <draw:line draw:style-name="gr4" draw:text-style-name="P2" draw:layer="layout" svg:x1="10cm" svg:y1="16.75cm" svg:x2="17cm" svg:y2="16.75cm">
            <text:p/>
          </draw:line>
          <draw:line draw:style-name="gr4" draw:text-style-name="P2" draw:layer="layout" svg:x1="10cm" svg:y1="18.75cm" svg:x2="17cm" svg:y2="18.75cm">
            <text:p/>
          </draw:line>
          <draw:line draw:style-name="gr4" draw:text-style-name="P2" draw:layer="layout" svg:x1="10cm" svg:y1="20.75cm" svg:x2="17cm" svg:y2="20.75cm">
            <text:p/>
          </draw:line>
          <draw:line draw:style-name="gr4" draw:text-style-name="P2" draw:layer="layout" svg:x1="10cm" svg:y1="14.75cm" svg:x2="17cm" svg:y2="14.75cm">
            <text:p/>
          </draw:line>
          <draw:polygon draw:style-name="gr2" draw:text-style-name="P1" draw:layer="layout" svg:width="10.999cm" svg:height="15.999cm" svg:x="8cm" svg:y="7.75cm" svg:viewBox="0 0 11000 16000" draw:points="0,16000 0,0 11000,0 11000,16000">
            <text:p/>
          </draw:polygon>
          <draw:line draw:style-name="gr4" draw:text-style-name="P2" draw:layer="layout" svg:x1="12.65cm" svg:y1="18.75cm" svg:x2="17cm" svg:y2="18.75cm">
            <text:p/>
          </draw:line>
          <draw:custom-shape draw:style-name="gr7" draw:text-style-name="P1" draw:layer="layout" svg:width="2cm" svg:height="2cm" svg:x="9.65cm" svg:y="14.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cm" svg:height="2cm" svg:x="9.65cm" svg:y="17.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cm" svg:height="2cm" svg:x="9.65cm" svg:y="11.0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2.65cm" svg:y1="15.45cm" svg:x2="17cm" svg:y2="15.45cm">
            <text:p/>
          </draw:line>
          <draw:line draw:style-name="gr4" draw:text-style-name="P2" draw:layer="layout" svg:x1="12.65cm" svg:y1="12.05cm" svg:x2="17cm" svg:y2="12.05cm">
            <text:p/>
          </draw:line>
          <draw:g draw:style-name="gr1">
            <draw:line draw:style-name="gr8" draw:text-style-name="P2" draw:layer="layout" svg:x1="10.15cm" svg:y1="15cm" svg:x2="11.15cm" svg:y2="16cm">
              <text:p/>
            </draw:line>
            <draw:line draw:style-name="gr8" draw:text-style-name="P2" draw:layer="layout" svg:x1="11.15cm" svg:y1="15cm" svg:x2="10.15cm" svg:y2="16cm">
              <text:p/>
            </draw:line>
          </draw:g>
          <draw:g draw:style-name="gr1">
            <draw:line draw:style-name="gr9" draw:text-style-name="P2" draw:layer="layout" svg:x1="10.15cm" svg:y1="18.75cm" svg:x2="10.65cm" svg:y2="19.25cm">
              <text:p/>
            </draw:line>
            <draw:line draw:style-name="gr9" draw:text-style-name="P2" draw:layer="layout" svg:x1="10.65cm" svg:y1="19.25cm" svg:x2="11.15cm" svg:y2="18.25cm">
              <text:p/>
            </draw:line>
            <draw:line draw:style-name="gr9" draw:text-style-name="P2" draw:layer="layout" svg:x1="10.15cm" svg:y1="18.75cm" svg:x2="10.65cm" svg:y2="19.25cm">
              <text:p/>
            </draw:line>
            <draw:line draw:style-name="gr9" draw:text-style-name="P2" draw:layer="layout" svg:x1="10.65cm" svg:y1="19.25cm" svg:x2="11.15cm" svg:y2="18.25cm">
              <text:p/>
            </draw:line>
          </draw:g>
          <draw:g draw:style-name="gr1">
            <draw:line draw:style-name="gr9" draw:text-style-name="P2" draw:layer="layout" svg:x1="10.15cm" svg:y1="12.05cm" svg:x2="10.65cm" svg:y2="12.55cm">
              <text:p/>
            </draw:line>
            <draw:line draw:style-name="gr9" draw:text-style-name="P2" draw:layer="layout" svg:x1="10.65cm" svg:y1="12.55cm" svg:x2="11.15cm" svg:y2="11.55cm">
              <text:p/>
            </draw:line>
            <draw:line draw:style-name="gr9" draw:text-style-name="P2" draw:layer="layout" svg:x1="10.15cm" svg:y1="12.05cm" svg:x2="10.65cm" svg:y2="12.55cm">
              <text:p/>
            </draw:line>
            <draw:line draw:style-name="gr9" draw:text-style-name="P2" draw:layer="layout" svg:x1="10.65cm" svg:y1="12.55cm" svg:x2="11.15cm" svg:y2="11.5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6T14:06:14.178000000</meta:creation-date>
    <dc:date>2025-11-23T19:57:22.907320500</dc:date>
    <meta:editing-duration>PT10M22S</meta:editing-duration>
    <meta:editing-cycles>3</meta:editing-cycles>
    <meta:generator>LibreOffice/25.2.6.2$Windows_X86_64 LibreOffice_project/729c5bfe710f5eb71ed3bbde9e06a6065e9c6c5d</meta:generator>
    <meta:document-statistic meta:object-count="48"/>
  </office:meta>
</office:document-meta>
</file>